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ddf" officeooo:paragraph-rsid="00220714"/>
    </style:style>
    <style:style style:name="P2" style:family="paragraph" style:parent-style-name="Standard">
      <style:text-properties officeooo:rsid="00220714" officeooo:paragraph-rsid="00220714"/>
    </style:style>
    <style:style style:name="P3" style:family="paragraph" style:parent-style-name="Standard">
      <style:text-properties officeooo:rsid="0022d56c" officeooo:paragraph-rsid="0022d56c"/>
    </style:style>
    <style:style style:name="T1" style:family="text">
      <style:text-properties officeooo:rsid="00220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7)</text:p>
      <text:p text:style-name="P1"><text:span text:style-name="T1">angle between the light source and the viewer is 140 degrees</text:span></text:p>
      <text:p text:style-name="P1"/>
      <text:p text:style-name="P2">angle between the light source and its reflection is 120 degrees</text:p>
      <text:p text:style-name="P2"/>
      <text:p text:style-name="P2">therefore the angle halfway between the light source and the reflection is 60 degrees, while the angle between the light source and halfway to the viewer is 70 degrees.</text:p>
      <text:p text:style-name="P2"/>
      <text:p text:style-name="P2">The difference between the viewer and the reflection is 20 degrees (X), and the difference between the two halfway angles is 10 degrees <text:s/>(Y).</text:p>
      <text:p text:style-name="P2"/>
      <text:p text:style-name="P2">Therefore the difference between X and Y is 2Y = X.</text:p>
      <text:p text:style-name="P2"/>
      <text:p text:style-name="P2">If the vector v is not coplanar then the difference is that 2Y &gt; X.</text:p>
      <text:p text:style-name="P2"/>
      <text:p text:style-name="P2">7.27)</text:p>
      <text:p text:style-name="P3">mipmaps on average require 33% more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Horton</meta:initial-creator>
    <meta:creation-date>2014-10-22T20:33:33.096749199</meta:creation-date>
    <dc:date>2014-10-22T21:22:34.616951649</dc:date>
    <dc:creator>Charles Horton</dc:creator>
    <meta:editing-duration>PT3M31S</meta:editing-duration>
    <meta:editing-cycles>1</meta:editing-cycles>
    <meta:document-statistic meta:table-count="0" meta:image-count="0" meta:object-count="0" meta:page-count="1" meta:paragraph-count="9" meta:word-count="110" meta:character-count="603" meta:non-whitespace-character-count="501"/>
    <meta:generator>LibreOffice/4.2.6.3$Linux_X86_64 LibreOffice_project/420m0$Build-3</meta:generator>
  </office:meta>
</office:document-meta>
</file>